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MyLibrary/dialog-lb.xml" manifest:media-type="text/xml"/>
  <manifest:file-entry manifest:full-path="Dialogs/Standard/dialog-lb.xml" manifest:media-type="text/xml"/>
  <manifest:file-entry manifest:full-path="settings.xml" manifest:media-type="text/xml"/>
  <manifest:file-entry manifest:full-path="Basic/script-lc.xml" manifest:media-type="text/xml"/>
  <manifest:file-entry manifest:full-path="Basic/MyLibrary/script-lb.xml" manifest:media-type="text/xml"/>
  <manifest:file-entry manifest:full-path="Basic/MyLibrary/Module1.xml" manifest:media-type="text/xml" manifest:size="1040">
    <manifest:encryption-data manifest:checksum-type="urn:oasis:names:tc:opendocument:xmlns:manifest:1.0#sha256-1k" manifest:checksum="4Iiu4Ct+2GLrZjG42jAs/tgIZ2XdvQIsnqEjGBzrHQU=">
      <manifest:algorithm manifest:algorithm-name="http://www.w3.org/2001/04/xmlenc#aes256-cbc" manifest:initialisation-vector="h+FGID/ohopeds+JFUBN7A=="/>
      <manifest:key-derivation manifest:key-derivation-name="PBKDF2" manifest:key-size="32" manifest:iteration-count="1024" manifest:salt="B4b5ra7twjsGsNDaELzVvQ=="/>
      <manifest:start-key-generation manifest:start-key-generation-name="http://www.w3.org/2000/09/xmldsig#sha256" manifest:key-size="32"/>
    </manifest:encryption-data>
  </manifest:file-entry>
  <manifest:file-entry manifest:full-path="Basic/MyLibrary/Module1.bin" manifest:media-type=""/>
  <manifest:file-entry manifest:full-path="Basic/Standard/script-lb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tru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Bouton 1" form:control-implementation="ooo:com.sun.star.form.component.CommandButton" xml:id="control1" form:id="control1" form:label="Test M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yLibrary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70.24mm" svg:height="15.14mm" svg:x="50.17mm" svg:y="21.78mm" draw:control="control1"/>
        </table:shapes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string" calcext:value-type="string">
            <text:p>The MyLibrary password is <text:span text:style-name="T1">password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moving it, the TestMe button is ok (no error)</text:p>
          </table:table-cell>
        </table:table-row>
        <table:table-row table:style-name="ro1">
          <table:table-cell office:value-type="string" calcext:value-type="string">
            <text:p>with password protected library, the TestMe button fires an error (variable not se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0/00/0000</text:date>, <text:time style:data-style-name="N2" text:time-value="12:14:55.364050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Godard</meta:initial-creator>
    <meta:creation-date>2014-03-10T10:55:49.530350351</meta:creation-date>
    <dc:date>2015-08-28T12:15:39.282769299</dc:date>
    <meta:editing-duration>PT2H14M6S</meta:editing-duration>
    <meta:editing-cycles>48</meta:editing-cycles>
    <meta:generator>LibreOfficeDev/5.1.0.0.alpha1$Linux_X86_64 LibreOffice_project/f8f92341a033aac3d91c50d60e706c4115c5e3e3</meta:generator>
    <dc:creator>Laurent Godard</dc:creator>
    <meta:document-statistic meta:table-count="1" meta:cell-count="3" meta:object-count="1"/>
  </office:meta>
</office:document-meta>
</file>

<file path=Basic/MyLibrary/Module1.xml>q���4x=iC��D�#&���l�Ѳ��$��R��P(3��h�M���4j����t�@3�����HT���T����m��2{�*D�{7��ơ-`��Y6��%�H؜��2��"�����3՞��z[Ȕ�1{A����L�F�z�Y
)տ�lh��}�)ֈP�U�a 7���v��m+W�$��ii��`ʣ���(慉�bt�U&{B�-��@"���wf��G��E���E��.LQb��g�	�_���0!������q�h�~/��l~�kr�\s�$�TԴ5*��ŰՂ����7.X�`L�|�j,Y�tKFY<�T0�W:��5���.�J�h]t�йW�&����	�uyJ����^����]ݹ�:�nҙS��o���2UB,QL4y�V�>��{�����Ti9��,����^�12�p ��b�cM���/j �˝���*|k�Q�}d�`}�~��Iv�
A��\L���N{ԄŨj�@�J(n�E>K��r�v
</file>

<file path=Basic/MyLibrary/script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true">
  <library:element library:name="Module1"/>
</library:library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sub main
	myLibs = thisComponent.basicLibraries
	if not myLibs.isLibraryPasswordVerified("MyLibrary") then	
		retour = myLibs.verifyLibraryPassword( "MyLibrary", "password" )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

<file path=Dialogs/MyLibrary/dialog-lb.xml><?xml version="1.0" encoding="utf-8"?>
<!DOCTYPE library  PUBLIC '-//OpenOffice.org//DTD OfficeDocument 1.0//EN'  'library.dtd'>
<library:library xmlns:library="http://openoffice.org/2000/library" library:name="MyLibrary" library:readonly="false" library:passwordprotected="false"/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MyLibrary" library:link="false"/>
</library:libraries>
</file>